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cc3333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9cc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933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6" style:family="graphic">
      <style:graphic-properties draw:fill="solid" draw:fill-color="#cc3333" draw:stroke="none" fo:margin="1.000000000000000pt" style:wrap="biggest" style:wrap-dynamic-threshold="0.000000000000000pt" svg:fill-rule="nonzero"/>
    </style:style>
    <style:style style:name="gr7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80"/>
        </draw:layer-set>
        <draw:g draw:style-name="gr1" draw:id="shape1" svg:y="0.00000000000pt">
          <draw:g draw:style-name="gr1" draw:id="shape2" draw:name="g646" svg:y="0.00000000000pt">
            <draw:rect draw:style-name="gr2" draw:id="shape3" draw:name="rect622" draw:layer="g580" svg:width="96.00000000000pt" svg:height="16.00000000000pt" draw:transform="matrix(2.08333330000 0.00000000000 0.00000000000 2.08333330000 0.00000000000pt 33.33333280000pt)"/>
            <draw:rect draw:style-name="gr3" draw:id="shape4" draw:name="rect621" draw:layer="g580" svg:width="96.00000000000pt" svg:height="16.00000000000pt" draw:transform="matrix(2.08333330000 0.00000000000 0.00000000000 2.08333330000 0.00000000000pt 0.00000000000pt)"/>
            <draw:rect draw:style-name="gr4" draw:id="shape5" draw:name="rect623" draw:layer="g580" svg:width="96.00000000000pt" svg:height="16.00000000000pt" draw:transform="matrix(2.08333330000 0.00000000000 0.00000000000 2.08333330000 0.00000000000pt 66.66666560000pt)"/>
          </draw:g>
          <draw:g draw:style-name="gr1" draw:id="shape6" draw:name="g575" svg:y="34.99992206328pt">
            <draw:g draw:style-name="gr1" draw:id="shape7" draw:name="g638" svg:y="0.00000000000pt">
              <draw:path draw:style-name="gr5" draw:id="shape8" draw:name="path637" draw:layer="g580" svg:width="14.81145513992pt" svg:height="14.81148611929pt" draw:transform="matrix(2.08333330000 0.00000000000 0.00000000000 2.08333330000 79.99995482651pt 34.99992206328pt)" svg:viewBox="0 0 15 15" svg:d="M14.8115 7.40578C14.8147 11.4937 11.4997 14.8115 7.41167 14.8115C3.32371 14.8181 0.00331311 11.5055 2.16708e-05 7.41755C-0.00977034 3.32958 3.30009 0.00653879 7.38806 3.82022e-05C11.476 -0.012963 14.8017 3.2942 14.8115 7.38216C14.8115 7.39047 14.8115 7.39747 14.8115 7.40578Z" koffice:nodeTypes="cccccc"/>
              <draw:path draw:style-name="gr6" draw:id="shape9" draw:name="path636" draw:layer="g580" svg:width="11.68215445819pt" svg:height="11.68217859280pt" draw:transform="matrix(2.08333330000 0.00000000000 0.00000000000 2.08333330000 86.16662908323pt 37.66660235675pt)" svg:viewBox="0 0 12 12" svg:d="M11.6822 5.84112C11.6848 9.06539 9.07003 11.6822 5.84575 11.6822C2.62148 11.6873 0.00262195 9.07471 1.71466e-05 5.85043C-0.00771833 2.62615 2.60285 0.00516086 5.82712 3.01718e-05C9.0514 -0.0102312 11.6745 2.59821 11.6822 5.82249C11.6822 5.82904 11.6822 5.83456 11.6822 5.84112Z" koffice:nodeTypes="cccccc"/>
            </draw:g>
            <draw:path draw:style-name="gr7" draw:id="shape10" draw:name="polygon574" draw:layer="g580" svg:width="8.00000000000pt" svg:height="8.00000000000pt" draw:transform="matrix(2.08333330000 0.00000000000 0.00000000000 2.08333330000 103.33333168000pt 41.66666600000pt)" svg:viewBox="0 0 8 8" svg:d="M2.15224 4.76536L0 4L2.15224 3.23464L1.1716 1.1716L3.23464 2.15224L4 0L4 0L4.76536 2.15224L6.8284 1.1716L5.84776 3.23464L8 4L5.84776 4.76536L6.8284 6.8284L4.76536 5.84776L4 8L3.23464 5.84776L1.1716 6.8284Z" koffice:nodeTypes="ccccccccc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7:54</dc:date>
    <meta:creation-date>2011-05-22T06:11:32</meta:creation-date>
    <dc:creator>Yue Liu</dc:creator>
  </office:meta>
</office:document-meta>
</file>